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9ef9" officeooo:paragraph-rsid="00029ef9"/>
    </style:style>
    <style:style style:name="P2" style:family="paragraph" style:parent-style-name="Standard">
      <style:text-properties officeooo:rsid="0004377b" officeooo:paragraph-rsid="0004377b"/>
    </style:style>
    <style:style style:name="P3" style:family="paragraph" style:parent-style-name="Standard">
      <style:text-properties officeooo:rsid="0004377b" officeooo:paragraph-rsid="0004377b"/>
    </style:style>
    <style:style style:name="P4" style:family="paragraph" style:parent-style-name="Standard">
      <style:text-properties officeooo:rsid="0006d032" officeooo:paragraph-rsid="0006d032"/>
    </style:style>
    <style:style style:name="P5" style:family="paragraph" style:parent-style-name="Standard">
      <style:text-properties officeooo:rsid="000829e8" officeooo:paragraph-rsid="000829e8"/>
    </style:style>
    <style:style style:name="T1" style:family="text">
      <style:text-properties officeooo:rsid="0005abdf"/>
    </style:style>
    <style:style style:name="T2" style:family="text">
      <style:text-properties officeooo:rsid="00066e25"/>
    </style:style>
    <style:style style:name="T3" style:family="text">
      <style:text-properties officeooo:rsid="0006d0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ча: сделать динамический выбор движка базы данных.</text:p>
      <text:p text:style-name="P1"/>
      <text:p text:style-name="P2">db_utils</text:p>
      <text:p text:style-name="P2"/>
      <text:p text:style-name="P2">InsertOnArgs(app Applicationer, pm PublicMethod, resp *response.Response, sock socket.ClientSocketer, rfltArgs reflect.Value, modelMD *model.ModelMD, retModel interface{}, presetConds sql.FilterCondCollection)</text:p>
      <text:p text:style-name="P2"/>
      <text:p text:style-name="P2">UpdateOnArgs(<text:span text:style-name="T1">)</text:span></text:p>
      <text:p text:style-name="P2"/>
      <text:p text:style-name="P2">GetListOnArgs<text:span text:style-name="T1">()</text:span></text:p>
      <text:p text:style-name="P2"/>
      <text:p text:style-name="P2">DeleteOnArgKeys<text:span text:style-name="T1">()</text:span></text:p>
      <text:p text:style-name="P2"/>
      <text:p text:style-name="P2">CompleteOnArgs<text:span text:style-name="T2">()</text:span></text:p>
      <text:p text:style-name="P2"/>
      <text:p text:style-name="P2"/>
      <text:p text:style-name="P4">Как работает lsn</text:p>
      <text:p text:style-name="P4">1)</text:p>
      <text:p text:style-name="P4">util.go</text:p>
      <text:p text:style-name="P4">GetDbLsn(){</text:p>
      <text:p text:style-name="P4"><text:tab/>return pg_current_wal_lsn()</text:p>
      <text:p text:style-name="P4">}</text:p>
      <text:p text:style-name="P4">update,insert,delete: PublishEventsWithKeys(sock.GetID(), keys, app, pm, GetDbLsn(conn))</text:p>
      <text:p text:style-name="P4"/>
      <text:p text:style-name="P4">2) На клиенте параметр <text:s/>lsn из события транслируется в метод get_list (если там есть такой параметр)</text:p>
      <text:p text:style-name="P4"/>
      <text:p text:style-name="P4">3) На сервере при вызове метода <text:s/>get_list, сервер подбирается с учетом lsn</text:p>
      <text:p text:style-name="P4"/>
      <text:p text:style-name="P5">4) Методы <text:span text:style-name="T3">update,insert,delete </text:span>добавляют модель Lsn_Model в отве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6T12:40:33.352804621</meta:creation-date>
    <dc:date>2022-08-05T15:27:40.240980746</dc:date>
    <meta:editing-duration>PT5H28M7S</meta:editing-duration>
    <meta:editing-cycles>6</meta:editing-cycles>
    <meta:generator>LibreOffice/6.0.7.3$Linux_x86 LibreOffice_project/00m0$Build-3</meta:generator>
    <meta:document-statistic meta:table-count="0" meta:image-count="0" meta:object-count="0" meta:page-count="1" meta:paragraph-count="17" meta:word-count="79" meta:character-count="725" meta:non-whitespace-character-count="660"/>
  </office:meta>
</office:document-meta>
</file>